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e7f" officeooo:paragraph-rsid="00136e7f"/>
    </style:style>
    <style:style style:name="P2" style:family="paragraph" style:parent-style-name="Standard">
      <style:text-properties officeooo:rsid="00136e7f" officeooo:paragraph-rsid="00139f50"/>
    </style:style>
    <style:style style:name="P3" style:family="paragraph" style:parent-style-name="Standard">
      <style:text-properties officeooo:rsid="0013ff03" officeooo:paragraph-rsid="0013ff03"/>
    </style:style>
    <style:style style:name="T1" style:family="text">
      <style:text-properties officeooo:rsid="00139f50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Function</text:span> <text:tab/>static void ListAllMember()</text:p>
      <text:p text:style-name="P1">Debug Data </text:p>
      <text:p text:style-name="P1"><text:tab/>Output[0] :</text:p>
      <text:p text:style-name="P1"><text:tab/><text:tab/>first <text:tab/><text:tab/>“”</text:p>
      <text:p text:style-name="P1"><text:tab/><text:tab/>second <text:s text:c="8"/>std::shared_ptr&lt;YAML::detail::memory_holder&gt;</text:p>
      <text:p text:style-name="P1"/>
      <text:p text:style-name="P1"><text:tab/>Output[1] :</text:p>
      <text:p text:style-name="P1"><text:tab/><text:tab/>first <text:tab/><text:tab/>“logs”</text:p>
      <text:p text:style-name="P1"><text:tab/><text:tab/>second <text:s text:c="9"/>std::shared_ptr&lt;YAML::detail::memory_holder&gt;</text:p>
      <text:p text:style-name="P1"/>
      <text:p text:style-name="P1"><text:tab/>Output[2] :</text:p>
      <text:p text:style-name="P1"><text:tab/><text:tab/>first <text:tab/><text:tab/>“system”</text:p>
      <text:p text:style-name="P1"><text:tab/><text:tab/>second <text:s text:c="9"/>std::shared_ptr&lt;YAML::detail::memory_holder&gt;</text:p>
      <text:p text:style-name="P1"/>
      <text:p text:style-name="P1"><text:tab/>Output[3] :</text:p>
      <text:p text:style-name="P1"><text:tab/><text:tab/>first <text:tab/><text:tab/>“system.port”</text:p>
      <text:p text:style-name="P1"><text:tab/><text:tab/>second <text:s text:c="9"/>std::shared_ptr&lt;YAML::detail::memory_holder&gt;</text:p>
      <text:p text:style-name="P1"/>
      <text:p text:style-name="P2"><text:tab/>Output[<text:span text:style-name="T1">4</text:span>] :</text:p>
      <text:p text:style-name="P2"><text:tab/><text:tab/>first <text:tab/><text:tab/>“system.<text:span text:style-name="T1">value</text:span>”</text:p>
      <text:p text:style-name="P2"><text:tab/><text:tab/>second <text:s text:c="9"/>std::shared_ptr&lt;YAML::detail::memory_holder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9:04:59.947451267</meta:creation-date>
    <dc:date>2021-01-26T19:12:37.849869101</dc:date>
    <meta:editing-duration>PT7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6" meta:character-count="510" meta:non-whitespace-character-count="410"/>
  </office:meta>
</office:document-meta>
</file>